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2, R1604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2, R301, R101, R102, R1606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3, R1605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4" calcext:value-type="float">
            <text:p>1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7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03:18:50.244650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03:19:41.534284023</dc:date>
    <meta:editing-duration>PT3H14M11S</meta:editing-duration>
    <meta:editing-cycles>92</meta:editing-cycles>
    <meta:generator>LibreOffice/5.4.4.2$Linux_X86_64 LibreOffice_project/40$Build-2</meta:generator>
    <meta:document-statistic meta:table-count="1" meta:cell-count="1435" meta:object-count="0"/>
  </office:meta>
</office:document-meta>
</file>